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816a2" officeooo:paragraph-rsid="001816a2"/>
    </style:style>
    <style:style style:name="P2" style:family="paragraph" style:parent-style-name="Text_20_body">
      <style:text-properties officeooo:paragraph-rsid="00181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cture 7</text:h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3:01:27.527131042</meta:creation-date>
    <meta:generator>LibreOffice/6.4.7.2$Linux_X86_64 LibreOffice_project/40$Build-2</meta:generator>
    <dc:date>2022-04-15T23:31:09.356502239</dc:date>
    <meta:editing-duration>PT18M3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